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cm" svg:stroke-color="#ffcc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svg:stroke-color="#33cc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ellipse draw:style-name="gr1" draw:text-style-name="P1" draw:layer="layout" svg:width="12.5cm" svg:height="8cm" svg:x="4.75cm" svg:y="7cm">
          <text:p/>
        </draw:ellipse>
        <draw:line draw:style-name="gr2" draw:text-style-name="P1" draw:layer="layout" svg:x1="6.5cm" svg:y1="16.3cm" svg:x2="6.5cm" svg:y2="4.8cm">
          <text:p/>
        </draw:line>
        <draw:line draw:style-name="gr2" draw:text-style-name="P1" draw:layer="layout" svg:x1="3.8cm" svg:y1="13cm" svg:x2="20.1cm" svg:y2="13cm">
          <text:p/>
        </draw:line>
        <draw:line draw:style-name="gr3" draw:text-style-name="P1" draw:layer="layout" svg:x1="4.7cm" svg:y1="13cm" svg:x2="4.7cm" svg:y2="11cm">
          <text:p/>
        </draw:line>
        <draw:line draw:style-name="gr3" draw:text-style-name="P1" draw:layer="layout" svg:x1="6.5cm" svg:y1="7cm" svg:x2="11cm" svg:y2="7cm">
          <text:p/>
        </draw:line>
        <draw:line draw:style-name="gr4" draw:text-style-name="P1" draw:layer="layout" svg:x1="4.7cm" svg:y1="11cm" svg:x2="17.2cm" svg:y2="11cm">
          <text:p/>
        </draw:line>
        <draw:line draw:style-name="gr4" draw:text-style-name="P1" draw:layer="layout" svg:x1="11cm" svg:y1="15cm" svg:x2="11cm" svg:y2="7.1cm">
          <text:p/>
        </draw:line>
        <draw:line draw:style-name="gr3" draw:text-style-name="P1" draw:layer="layout" svg:x1="6.5cm" svg:y1="15cm" svg:x2="11cm" svg:y2="15cm">
          <text:p/>
        </draw:line>
        <draw:line draw:style-name="gr3" draw:text-style-name="P1" draw:layer="layout" svg:x1="17.3cm" svg:y1="13cm" svg:x2="17.3cm" svg:y2="11cm">
          <text:p/>
        </draw:line>
        <draw:frame draw:style-name="gr5" draw:layer="layout" svg:width="1.1cm" svg:height="0.962cm" svg:x="5.5cm" svg:y="6.538cm">
          <draw:text-box>
            <text:p>3</text:p>
          </draw:text-box>
        </draw:frame>
        <draw:frame draw:style-name="gr6" draw:layer="layout" svg:width="2.2cm" svg:height="1.75cm" svg:x="4.1cm" svg:y="12.95cm">
          <draw:text-box>
            <text:p>-1</text:p>
          </draw:text-box>
        </draw:frame>
        <draw:frame draw:style-name="gr7" draw:layer="layout" svg:width="0.9cm" svg:height="0.962cm" svg:x="6.4cm" svg:y="10.2cm">
          <draw:text-box>
            <text:p>1</text:p>
          </draw:text-box>
        </draw:frame>
        <draw:frame draw:style-name="gr8" draw:layer="layout" svg:width="0.8cm" svg:height="1.25cm" svg:x="11cm" svg:y="12.15cm">
          <draw:text-box>
            <text:p>2</text:p>
          </draw:text-box>
        </draw:frame>
        <draw:frame draw:style-name="gr9" draw:layer="layout" svg:width="0.7cm" svg:height="1.05cm" svg:x="16.9cm" svg:y="13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6:25:28.290986196</meta:creation-date>
    <dc:date>2014-03-18T15:24:02.259455877</dc:date>
    <meta:editing-duration>PT1H41M18S</meta:editing-duration>
    <meta:editing-cycles>9</meta:editing-cycles>
    <meta:generator>LibreOffice/4.1.3.2$Linux_X86_64 LibreOffice_project/410m0$Build-2</meta:generator>
    <meta:document-statistic meta:object-count="14"/>
  </office:meta>
</office:document-meta>
</file>